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E0000020A0EC9023B.png"/>
  <manifest:file-entry manifest:media-type="image/jpeg" manifest:full-path="Pictures/100000000000078000000A00C5CB3CC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ìm gía trị lớn nhất trong 3 số</text:p>
      <text:p text:style-name="P2">Mã giả (pseudo-code)</text:p>
      <text:p text:style-name="P2"><draw:frame draw:style-name="fr1" draw:name="đồ họa1" text:anchor-type="paragraph" svg:width="6.5043in" svg:height="8.7661in" draw:z-index="0"><draw:image xlink:href="Pictures/100000000000078000000A00C5CB3CC3.jpg" xlink:type="simple" xlink:show="embed" xlink:actuate="onLoad"/></draw:frame></text:p>
      <text:p text:style-name="P2"><text:soft-page-break/>Lưu đồ (Flowchart)</text:p>
      <text:p text:style-name="P2"><draw:frame draw:style-name="fr1" draw:name="đồ họa2" text:anchor-type="paragraph" svg:width="6.6465in" svg:height="5.4382in" draw:z-index="1"><draw:image xlink:href="Pictures/100000000000027E0000020A0EC902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y NGUYỄN</meta:initial-creator>
    <meta:creation-date>2020-04-29T13:37:02.01</meta:creation-date>
    <meta:document-statistic meta:table-count="0" meta:image-count="2" meta:object-count="0" meta:page-count="2" meta:paragraph-count="3" meta:word-count="14" meta:character-count="69"/>
    <dc:date>2020-04-29T14:11:24.06</dc:date>
    <dc:creator>Huy NGUYỄN</dc:creator>
    <meta:editing-duration>PT4M9S</meta:editing-duration>
    <meta:editing-cycles>1</meta:editing-cycles>
    <meta:generator>OpenOffice/4.1.7$Win32 OpenOffice.org_project/417m1$Build-9800</meta:generator>
  </office:meta>
</office:document-meta>
</file>